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eicht verschmiert</text:p>
          </table:table-cell>
        </table:table-row>
        <table:table-row table:style-name="ro1">
          <table:table-cell table:style-name="ce3" office:value-type="float" office:value="3810" calcext:value-type="float">
            <text:p>381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eicht verschmiert</text:p>
          </table:table-cell>
        </table:table-row>
        <table:table-row table:style-name="ro1">
          <table:table-cell table:style-name="ce3" office:value-type="float" office:value="6288" calcext:value-type="float">
            <text:p>628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7857" calcext:value-type="float">
            <text:p>78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34" calcext:value-type="float">
            <text:p>103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56" calcext:value-type="float">
            <text:p>111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694" calcext:value-type="float">
            <text:p>116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168" calcext:value-type="float">
            <text:p>111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184" calcext:value-type="float">
            <text:p>111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696" calcext:value-type="float">
            <text:p>116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einmal rausgezogen</text:p>
          </table:table-cell>
        </table:table-row>
        <table:table-row table:style-name="ro1">
          <table:table-cell office:value-type="float" office:value="13647" calcext:value-type="float">
            <text:p>136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669" calcext:value-type="float">
            <text:p>1366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782" calcext:value-type="float">
            <text:p>147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904" calcext:value-type="float">
            <text:p>149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4919" calcext:value-type="float">
            <text:p>149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float" office:value="14931" calcext:value-type="float">
            <text:p>149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4970" calcext:value-type="float">
            <text:p>1497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5184" calcext:value-type="float">
            <text:p>151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193" calcext:value-type="float">
            <text:p>1519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201" calcext:value-type="float">
            <text:p>152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258" calcext:value-type="float">
            <text:p>152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218" calcext:value-type="float">
            <text:p>1621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230" calcext:value-type="float">
            <text:p>162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255" calcext:value-type="float">
            <text:p>162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695" calcext:value-type="float">
            <text:p>166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724" calcext:value-type="float">
            <text:p>167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701" calcext:value-type="float">
            <text:p>177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736" calcext:value-type="float">
            <text:p>177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753" calcext:value-type="float">
            <text:p>177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331" calcext:value-type="float">
            <text:p>183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425" calcext:value-type="float">
            <text:p>1842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785" calcext:value-type="float">
            <text:p>187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12" calcext:value-type="float">
            <text:p>197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17" calcext:value-type="float">
            <text:p>197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22" calcext:value-type="float">
            <text:p>197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29" calcext:value-type="float">
            <text:p>1972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588" calcext:value-type="float">
            <text:p>2058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616" calcext:value-type="float">
            <text:p>206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975" calcext:value-type="float">
            <text:p>219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979" calcext:value-type="float">
            <text:p>219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90" calcext:value-type="float">
            <text:p>219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161" calcext:value-type="float">
            <text:p>2216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184" calcext:value-type="float">
            <text:p>2218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619" calcext:value-type="float">
            <text:p>2261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37" calcext:value-type="float">
            <text:p>2263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776" calcext:value-type="float">
            <text:p>247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790" calcext:value-type="float">
            <text:p>247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795" calcext:value-type="float">
            <text:p>247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13" calcext:value-type="float">
            <text:p>248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848" calcext:value-type="float">
            <text:p>248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56" calcext:value-type="float">
            <text:p>2485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376" calcext:value-type="float">
            <text:p>263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487" calcext:value-type="float">
            <text:p>264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522" calcext:value-type="float">
            <text:p>265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641" calcext:value-type="float">
            <text:p>266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653" calcext:value-type="float">
            <text:p>266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78" calcext:value-type="float">
            <text:p>266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711" calcext:value-type="float">
            <text:p>267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734" calcext:value-type="float">
            <text:p>267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930" calcext:value-type="float">
            <text:p>269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940" calcext:value-type="float">
            <text:p>269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952" calcext:value-type="float">
            <text:p>269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208" calcext:value-type="float">
            <text:p>272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225" calcext:value-type="float">
            <text:p>272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914" calcext:value-type="float">
            <text:p>279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921" calcext:value-type="float">
            <text:p>2792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956" calcext:value-type="float">
            <text:p>279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341" calcext:value-type="float">
            <text:p>283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45" calcext:value-type="float">
            <text:p>283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363" calcext:value-type="float">
            <text:p>283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9023" calcext:value-type="float">
            <text:p>290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028" calcext:value-type="float">
            <text:p>2902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035" calcext:value-type="float">
            <text:p>290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085" calcext:value-type="float">
            <text:p>290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077" calcext:value-type="float">
            <text:p>310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164" calcext:value-type="float">
            <text:p>311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300" calcext:value-type="float">
            <text:p>313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420" calcext:value-type="float">
            <text:p>314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452" calcext:value-type="float">
            <text:p>314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732" calcext:value-type="float">
            <text:p>317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748" calcext:value-type="float">
            <text:p>3174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814" calcext:value-type="float">
            <text:p>348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867" calcext:value-type="float">
            <text:p>3486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864" calcext:value-type="float">
            <text:p>378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872" calcext:value-type="float">
            <text:p>3787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005" calcext:value-type="float">
            <text:p>38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038" calcext:value-type="float">
            <text:p>3803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132" calcext:value-type="float">
            <text:p>381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195" calcext:value-type="float">
            <text:p>3819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969" calcext:value-type="float">
            <text:p>3996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991" calcext:value-type="float">
            <text:p>3999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562" calcext:value-type="float">
            <text:p>415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587" calcext:value-type="float">
            <text:p>4158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764" calcext:value-type="float">
            <text:p>417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816" calcext:value-type="float">
            <text:p>418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821" calcext:value-type="float">
            <text:p>418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824" calcext:value-type="float">
            <text:p>418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675" calcext:value-type="float">
            <text:p>426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707" calcext:value-type="float">
            <text:p>427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2748" calcext:value-type="float">
            <text:p>427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201" calcext:value-type="float">
            <text:p>432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230" calcext:value-type="float">
            <text:p>432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282" calcext:value-type="float">
            <text:p>432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417" calcext:value-type="float">
            <text:p>434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139" calcext:value-type="float">
            <text:p>451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181" calcext:value-type="float">
            <text:p>451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832" calcext:value-type="float">
            <text:p>458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852" calcext:value-type="float">
            <text:p>458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5863" calcext:value-type="float">
            <text:p>458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604" calcext:value-type="float">
            <text:p>4660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692" calcext:value-type="float">
            <text:p>466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231" calcext:value-type="float">
            <text:p>472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253" calcext:value-type="float">
            <text:p>472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381" calcext:value-type="float">
            <text:p>4738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414" calcext:value-type="float">
            <text:p>474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874" calcext:value-type="float">
            <text:p>478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112" calcext:value-type="float">
            <text:p>481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457" calcext:value-type="float">
            <text:p>484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740" calcext:value-type="float">
            <text:p>487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8745" calcext:value-type="float">
            <text:p>487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764" calcext:value-type="float">
            <text:p>487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883" calcext:value-type="float">
            <text:p>488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162" calcext:value-type="float">
            <text:p>4916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182" calcext:value-type="float">
            <text:p>491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197" calcext:value-type="float">
            <text:p>491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212" calcext:value-type="float">
            <text:p>492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283" calcext:value-type="float">
            <text:p>492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313" calcext:value-type="float">
            <text:p>4931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658" calcext:value-type="float">
            <text:p>4965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662" calcext:value-type="float">
            <text:p>496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891" calcext:value-type="float">
            <text:p>498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896" calcext:value-type="float">
            <text:p>498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923" calcext:value-type="float">
            <text:p>4992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929" calcext:value-type="float">
            <text:p>499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50036" calcext:value-type="float">
            <text:p>500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052" calcext:value-type="float">
            <text:p>500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079" calcext:value-type="float">
            <text:p>5007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und außerhalb</text:p>
          </table:table-cell>
        </table:table-row>
        <table:table-row table:style-name="ro1">
          <table:table-cell office:value-type="float" office:value="50255" calcext:value-type="float">
            <text:p>502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264" calcext:value-type="float">
            <text:p>502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448" calcext:value-type="float">
            <text:p>504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809" calcext:value-type="float">
            <text:p>50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859" calcext:value-type="float">
            <text:p>5085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873" calcext:value-type="float">
            <text:p>508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946" calcext:value-type="float">
            <text:p>509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145" calcext:value-type="float">
            <text:p>511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266" calcext:value-type="float">
            <text:p>512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770" calcext:value-type="float">
            <text:p>5177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994" calcext:value-type="float">
            <text:p>519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134" calcext:value-type="float">
            <text:p>521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2155" calcext:value-type="float">
            <text:p>521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209" calcext:value-type="float">
            <text:p>522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2243" calcext:value-type="float">
            <text:p>522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202" calcext:value-type="float">
            <text:p>5320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431" calcext:value-type="float">
            <text:p>534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477" calcext:value-type="float">
            <text:p>534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495" calcext:value-type="float">
            <text:p>534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640" calcext:value-type="float">
            <text:p>536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654" calcext:value-type="float">
            <text:p>536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714" calcext:value-type="float">
            <text:p>537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948" calcext:value-type="float">
            <text:p>539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067" calcext:value-type="float">
            <text:p>540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4290" calcext:value-type="float">
            <text:p>542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770" calcext:value-type="float">
            <text:p>547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333" calcext:value-type="float">
            <text:p>583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<text:s/>Verschmiert + rausziehen</text:p>
          </table:table-cell>
        </table:table-row>
        <table:table-row table:style-name="ro1">
          <table:table-cell office:value-type="float" office:value="62974" calcext:value-type="float">
            <text:p>6297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 (homogen)</text:p>
          </table:table-cell>
        </table:table-row>
        <table:table-row table:style-name="ro1">
          <table:table-cell office:value-type="float" office:value="68260" calcext:value-type="float">
            <text:p>682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297" calcext:value-type="float">
            <text:p>682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306" calcext:value-type="float">
            <text:p>683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356" calcext:value-type="float">
            <text:p>6835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536" calcext:value-type="float">
            <text:p>695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115" calcext:value-type="float">
            <text:p>70115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</table:table-row>
        <table:table-row table:style-name="ro1">
          <table:table-cell office:value-type="float" office:value="70808" calcext:value-type="float">
            <text:p>708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809" calcext:value-type="float">
            <text:p>70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814" calcext:value-type="float">
            <text:p>708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875" calcext:value-type="float">
            <text:p>708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967" calcext:value-type="float">
            <text:p>709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985" calcext:value-type="float">
            <text:p>709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996" calcext:value-type="float">
            <text:p>709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1043" calcext:value-type="float">
            <text:p>7104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</table:table-row>
        <table:table-row table:style-name="ro1">
          <table:table-cell office:value-type="float" office:value="71989" calcext:value-type="float">
            <text:p>719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010" calcext:value-type="float">
            <text:p>720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100" calcext:value-type="float">
            <text:p>721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179" calcext:value-type="float">
            <text:p>721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194" calcext:value-type="float">
            <text:p>721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224" calcext:value-type="float">
            <text:p>722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339" calcext:value-type="float">
            <text:p>723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586" calcext:value-type="float">
            <text:p>7258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</table:table-row>
        <table:table-row table:style-name="ro1">
          <table:table-cell office:value-type="float" office:value="72717" calcext:value-type="float">
            <text:p>727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799" calcext:value-type="float">
            <text:p>7279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974" calcext:value-type="float">
            <text:p>729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097" calcext:value-type="float">
            <text:p>730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296" calcext:value-type="float">
            <text:p>732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416" calcext:value-type="float">
            <text:p>7341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</table:table-row>
        <table:table-row table:style-name="ro1">
          <table:table-cell office:value-type="float" office:value="73777" calcext:value-type="float">
            <text:p>737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791" calcext:value-type="float">
            <text:p>7379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</table:table-row>
        <table:table-row table:style-name="ro1">
          <table:table-cell office:value-type="float" office:value="74148" calcext:value-type="float">
            <text:p>741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168" calcext:value-type="float">
            <text:p>741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182" calcext:value-type="float">
            <text:p>741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206" calcext:value-type="float">
            <text:p>742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799" calcext:value-type="float">
            <text:p>7479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165" calcext:value-type="float">
            <text:p>75165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16T17:43:47.936010983</dc:date>
    <meta:editing-duration>PT13H44M7S</meta:editing-duration>
    <meta:editing-cycles>311</meta:editing-cycles>
    <meta:generator>LibreOffice/7.3.6.2$Linux_X86_64 LibreOffice_project/30$Build-2</meta:generator>
    <meta:document-statistic meta:table-count="1" meta:cell-count="497" meta:object-count="0"/>
  </office:meta>
</office:document-meta>
</file>